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OpenGroupMark.RtfOpenGroupMark( RtfContainer parent , Writer w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addHyperlink(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addLeader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popInlin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Textrun.setRtfListItem( RtfListItem list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addParagraphBrea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tfOpenGroupMark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ParagraphBrea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addOpenGroupMark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getRtfLis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loseGroupMark.RtfCloseGroupMark( Rtf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addFootn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getTextrun( RtfContainer container , Writer writer , Rtf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tfTextrun.writeRtfContent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RtfTextrun.add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Textrun.addPageNumberCitation( String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pushInlineAttributes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Textrun.addBookmark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extrun.pushBlockAttributes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extrun.addCloseGroup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loseGroupMar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Break.RtfParagraphBreak( Rtf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OpenGroupMar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popBlock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CloseGroupMark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RtfTextrun( RtfContainer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Break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addPageNumber(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setSuppressLastPar( boolean bSup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run.new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